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3.932cm" svg:y="4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321cm" svg:height="1.321cm" svg:x="5.432cm" svg:y="6.098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5.432cm" svg:y="7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5.432cm" svg:y="9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321cm" svg:height="1.321cm" svg:x="6.932cm" svg:y="4.598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6.932cm" svg:y="6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321cm" svg:height="1.321cm" svg:x="6.932cm" svg:y="7.598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321cm" svg:height="1.321cm" svg:x="6.932cm" svg:y="9.098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321cm" svg:height="1.321cm" svg:x="11.432cm" svg:y="9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2.432cm" svg:y="3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4T22:04:43.067203947</dc:date>
    <dc:creator>elucterio </dc:creator>
    <meta:editing-duration>P2DT22H40M25S</meta:editing-duration>
    <meta:editing-cycles>9</meta:editing-cycles>
    <meta:generator>LibreOffice/4.2.8.2$Linux_X86_64 LibreOffice_project/420m0$Build-2</meta:generator>
    <meta:document-statistic meta:object-count="43"/>
  </office:meta>
</office:document-meta>
</file>